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text-properties fo:font-size="24pt" fo:font-weight="bold" officeooo:rsid="000de6da" officeooo:paragraph-rsid="00106fd1" style:font-size-asian="24pt" style:font-weight-asian="bold" style:font-size-complex="24pt" style:font-weight-complex="bold"/>
    </style:style>
    <style:style style:name="P3" style:family="paragraph" style:parent-style-name="Standard">
      <style:text-properties fo:font-size="12pt" fo:font-weight="normal" officeooo:rsid="00106fd1" officeooo:paragraph-rsid="00106fd1" style:font-size-asian="12pt" style:font-weight-asian="normal" style:font-size-complex="12pt" style:font-weight-complex="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loext:graphic-properties draw:fill-color="#801900"/>
      <style:paragraph-properties fo:text-align="center"/>
    </style:style>
    <style:style style:name="P6"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7" style:family="paragraph">
      <loext:graphic-properties draw:fill="none" draw:fill-color="#ffffff"/>
    </style:style>
    <style:style style:name="P8" style:family="paragraph">
      <loext:graphic-properties draw:fill="none" draw:fill-color="#ffffff"/>
      <style:text-properties fo:font-size="10pt" style:font-size-asian="10pt" style:font-size-complex="10pt"/>
    </style:style>
    <style:style style:name="T1" style:family="text">
      <style:text-properties fo:font-variant="normal" fo:text-transform="none" fo:background-color="transparent"/>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style:font-relief="none"/>
    </style:style>
    <style:style style:name="T3" style:family="text">
      <style:text-properties fo:font-size="12pt" fo:font-weight="normal" officeooo:rsid="00132c58" style:font-size-asian="12pt" style:font-weight-asian="normal" style:font-size-complex="12pt" style:font-weight-complex="normal"/>
    </style:style>
    <style:style style:name="T4" style:family="text">
      <style:text-properties fo:font-size="10pt" style:font-size-asian="10pt" style:font-size-complex="10pt"/>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336633" draw:marker-start-width="0.503cm" draw:marker-end-width="0.503cm" draw:fill-color="#8019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3"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2"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limate Fact Sheet</text:p>
      <text:p text:style-name="P2"><text:s/><text:span text:style-name="T3">This is an initial version of a climate fact sheet, generated automatically in birdhouse. Based on selected country polygons, and an ensemble of input datasets with the same variable, some statistics are performed for the appropriate region and graphics and maps are plottet into a template pdf. The empty boxes are formular text fields and can be manually filled with interpretation text by the user. </text:span></text:p>
      <text:p text:style-name="P3"><draw:control text:anchor-type="paragraph" draw:z-index="0" draw:name="Shape1" draw:style-name="gr1" draw:text-style-name="P4" svg:width="9.501cm" svg:height="4.001cm" svg:x="0.258cm" svg:y="0.561cm" draw:control="control1"/><draw:line text:anchor-type="paragraph" draw:z-index="1" draw:name="Shape4" draw:style-name="gr2" draw:text-style-name="P5" svg:x1="-0.243cm" svg:y1="0.088cm" svg:x2="17.759cm" svg:y2="0.088cm"><text:p/></draw:line><draw:line text:anchor-type="paragraph" draw:z-index="2" draw:name="Shape4" draw:style-name="gr2" draw:text-style-name="P5" svg:x1="-0.243cm" svg:y1="5.089cm" svg:x2="17.759cm" svg:y2="5.089cm"><text:p/></draw:line><draw:line text:anchor-type="paragraph" draw:z-index="3" draw:name="Shape4" draw:style-name="gr2" draw:text-style-name="P5" svg:x1="-0.243cm" svg:y1="13.09cm" svg:x2="17.759cm" svg:y2="13.09cm"><text:p/></draw:line><draw:control text:anchor-type="paragraph" draw:z-index="4" draw:name="Shape2" draw:style-name="gr1" draw:text-style-name="P6" svg:width="8.002cm" svg:height="6.002cm" svg:x="9.259cm" svg:y="14.09cm" draw:control="control2"/><draw:frame text:anchor-type="paragraph" draw:z-index="5" draw:name="Shape5" draw:style-name="gr3" draw:text-style-name="P7" svg:width="8.002cm" svg:height="0.502cm" svg:x="9.259cm" svg:y="13.589cm"><draw:text-box><text:p>Robustness : Ratio of noise to signal</text:p></draw:text-box></draw:frame><draw:line text:anchor-type="paragraph" draw:z-index="6" draw:name="Shape4" draw:style-name="gr2" draw:text-style-name="P5" svg:x1="-0.243cm" svg:y1="20.59cm" svg:x2="17.759cm" svg:y2="20.59cm"><text:p/></draw:line><draw:frame text:anchor-type="paragraph" draw:z-index="7" draw:name="Shape5" draw:style-name="gr4" draw:text-style-name="P8" svg:width="18.003cm" svg:height="0.814cm" svg:x="-0.243cm" svg:y="21.59cm"><draw:text-box><text:p><text:span text:style-name="T4">Climate Fact Sheet Gerenator 0.1 in birdhouse 0.4/flyingpigeon 0.9.2. Executed on bovec... and some more information …. </text:span></text:p></draw:text-box></draw:frame><draw:control text:anchor-type="paragraph" draw:z-index="8" draw:name="Shape3" draw:style-name="gr5" draw:text-style-name="P6" svg:width="17.003cm" svg:height="2.001cm" svg:x="0.258cm" svg:y="10.589cm" draw:control="control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1:41:34.149495170</meta:creation-date>
    <dc:date>2017-02-21T09:35:09.936917091</dc:date>
    <meta:editing-duration>PT28M8S</meta:editing-duration>
    <meta:editing-cycles>7</meta:editing-cycles>
    <meta:generator>LibreOffice/5.1.4.2$Linux_X86_64 LibreOffice_project/10m0$Build-2</meta:generator>
    <meta:document-statistic meta:table-count="0" meta:image-count="0" meta:object-count="0" meta:page-count="1" meta:paragraph-count="2" meta:word-count="68" meta:character-count="422" meta:non-whitespace-character-count="353"/>
  </office:meta>
</office:document-meta>
</file>